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841" officeooo:paragraph-rsid="00089841"/>
    </style:style>
    <style:style style:name="P2" style:family="paragraph" style:parent-style-name="Standard">
      <style:text-properties officeooo:paragraph-rsid="00089841"/>
    </style:style>
    <style:style style:name="P3" style:family="paragraph" style:parent-style-name="Standard">
      <style:text-properties fo:font-style="normal" fo:font-weight="bold" officeooo:rsid="00089841" officeooo:paragraph-rsid="00089841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089841" officeooo:paragraph-rsid="00089841" fo:background-color="#ec9ba4"/>
    </style:style>
    <style:style style:name="T1" style:family="text">
      <style:text-properties officeooo:rsid="000898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CINOS</text:p>
      <text:p text:style-name="P1"><text:tab/><text:tab/><text:span text:style-name="T2">DNI<text:tab/><text:tab/><text:tab/><text:tab/>VARCHAR(9)<text:tab/><text:tab/>PK</text:span></text:p>
      <text:p text:style-name="P1"><text:tab/><text:tab/>DNIVecinoCaptador<text:tab/><text:tab/>VARCHAR(9)<text:tab/><text:tab/>NOT NULL</text:p>
      <text:p text:style-name="P1"><text:tab/><text:tab/>Nombre <text:tab/><text:tab/><text:tab/>VARCHAR(25)<text:tab/><text:tab/>NOT NULL</text:p>
      <text:p text:style-name="P1"><text:tab/><text:tab/>Apellidos<text:tab/><text:tab/><text:tab/>VARCHAR(50)<text:tab/><text:tab/>NOT NULL</text:p>
      <text:p text:style-name="P1"><text:tab/><text:tab/>ReyMago<text:tab/><text:tab/><text:tab/>VARCHAR(25)<text:tab/><text:tab/>NULL</text:p>
      <text:p text:style-name="P1"><text:tab/><text:tab/>Barrio<text:tab/><text:tab/><text:tab/><text:tab/>VARCHAR(25)<text:tab/><text:tab/>NOT NULL</text:p>
      <text:p text:style-name="P1"/>
      <text:p text:style-name="P4">GRUPOS</text:p>
      <text:p text:style-name="P1"><text:tab/><text:tab/><text:span text:style-name="T2">Barrio<text:tab/><text:tab/><text:tab/><text:tab/>VARCHAR(25)<text:tab/><text:tab/>PK</text:span></text:p>
      <text:p text:style-name="P1"><text:tab/><text:tab/>NumIntegrantes<text:tab/><text:tab/>INT<text:tab/><text:tab/><text:tab/><text:tab/>NOT NULL</text:p>
      <text:p text:style-name="P1"/>
      <text:p text:style-name="P4">EVENTOS</text:p>
      <text:p text:style-name="P1"><text:tab/><text:tab/><text:span text:style-name="T5">Barrio<text:tab/><text:tab/><text:tab/><text:tab/>VARCHAR(25)<text:tab/><text:tab/>PK, FK</text:span></text:p>
      <text:p text:style-name="P3"><text:tab/><text:tab/>Fecha<text:tab/><text:tab/><text:tab/><text:tab/>DATE<text:tab/><text:tab/><text:tab/><text:tab/>PK</text:p>
      <text:p text:style-name="P3"><text:tab/><text:tab/>Hora<text:tab/><text:tab/><text:tab/><text:tab/>TIME<text:tab/><text:tab/><text:tab/><text:tab/>PK</text:p>
      <text:p text:style-name="P1"><text:tab/><text:tab/>Ubicación<text:tab/><text:tab/><text:tab/>VARCHAR(50)<text:tab/><text:tab/>NOT NULL</text:p>
      <text:p text:style-name="P1"/>
      <text:p text:style-name="P4">NIÑOS</text:p>
      <text:p text:style-name="P2"><text:span text:style-name="T1"><text:tab/><text:tab/></text:span><text:span text:style-name="T2">ID<text:tab/><text:tab/><text:tab/><text:tab/>VARCHAR(9)<text:tab/><text:tab/>PK</text:span></text:p>
      <text:p text:style-name="P1"><text:tab/><text:tab/>Nombre <text:tab/><text:tab/><text:tab/>VARCHAR(25)<text:tab/><text:tab/>NOT NULL</text:p>
      <text:p text:style-name="P1"><text:tab/><text:tab/>Direccion<text:tab/><text:tab/><text:tab/>VARCHAR(50)<text:tab/><text:tab/>NOT NULL</text:p>
      <text:p text:style-name="P1"><text:tab/><text:tab/>Regalo<text:tab/><text:tab/><text:tab/><text:tab/>VARCHAR(25)<text:tab/><text:tab/>NULL</text:p>
      <text:p text:style-name="P1"><text:tab/><text:tab/>Barrio<text:tab/><text:tab/><text:tab/><text:tab/>VARCHAR(25)<text:tab/><text:tab/>FK</text:p>
      <text:p text:style-name="P1"><text:tab/><text:tab/>Fecha<text:tab/><text:tab/><text:tab/><text:tab/>DATE<text:tab/><text:tab/><text:tab/><text:tab/>FK</text:p>
      <text:p text:style-name="P1"><text:tab/><text:tab/>Hora<text:tab/><text:tab/><text:tab/><text:tab/>TIME<text:tab/><text:tab/><text:tab/><text:tab/>FK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0:28:47.787000000</meta:creation-date>
    <dc:date>2023-11-19T10:36:50.841000000</dc:date>
    <meta:editing-duration>PT8M3S</meta:editing-duration>
    <meta:editing-cycles>1</meta:editing-cycles>
    <meta:document-statistic meta:table-count="0" meta:image-count="0" meta:object-count="0" meta:page-count="1" meta:paragraph-count="24" meta:word-count="70" meta:character-count="575" meta:non-whitespace-character-count="410"/>
    <meta:generator>LibreOffice/7.5.4.2$Windows_X86_64 LibreOffice_project/36ccfdc35048b057fd9854c757a8b67ec53977b6</meta:generator>
  </office:meta>
</office:document-meta>
</file>